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Addition of a legacy resources page for the old archives</text:p>
        </text:list-item>
        <text:list-item>
          <text:p text:style-name="P1">Changes in the about page to reflect the current situation</text:p>
        </text:list-item>
        <text:list-item>
          <text:p text:style-name="P1">Changes in the donation page to reflect the current situation</text:p>
        </text:list-item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7:58:41Z</meta:creation-date>
    <dc:date>2022-04-23T17:58:41Z</dc:date>
  </office:meta>
</office:document-meta>
</file>